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treamEditorTests.testWhenResourc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StreamEditorTests.testGetAsTextReturnsNull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utStreamEditorTests.testSunnyD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putStreamEditorTests.testCtorWithNullResourc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